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bf00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2b2b2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7])" office:value-type="string" office:string-value="1, 3" calcext:value-type="string">
            <text:p>1, 3</text:p>
          </table:table-cell>
          <table:table-cell table:style-name="ce6" office:value-type="string" calcext:value-type="string">
            <text:p>2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10])" office:value-type="string" office:string-value="1, 6" calcext:value-type="string">
            <text:p>1, 6</text:p>
          </table:table-cell>
          <table:table-cell table:style-name="ce6" office:value-type="string" calcext:value-type="string">
            <text:p>16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])" office:value-type="string" office:string-value="1, 54" calcext:value-type="string">
            <text:p>1, 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59])" office:value-type="string" office:string-value="1, 54, 55" calcext:value-type="string">
            <text:p>1, 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60])" office:value-type="string" office:string-value="1, 54, 55, 56" calcext:value-type="string">
            <text:p>1, 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5];[.$A$10];[.$A$40])" office:value-type="string" office:string-value="1, 6, 36" calcext:value-type="string">
            <text:p>1, 6, 36</text:p>
          </table:table-cell>
          <table:table-cell table:style-name="ce9" office:value-type="string" calcext:value-type="string">
            <text:p>32, 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)" office:value-type="string" office:string-value="1, 6, 36, 66" calcext:value-type="string">
            <text:p>1, 6, 36, 66</text:p>
          </table:table-cell>
          <table:table-cell table:style-name="ce8" office:value-type="string" calcext:value-type="string">
            <text:p>32, 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 ;[.$A$72])" office:value-type="string" office:string-value="1, 6, 36, 66, 68" calcext:value-type="string">
            <text:p>1, 6, 36, 66, 68</text:p>
          </table:table-cell>
          <table:table-cell table:style-name="ce8" office:value-type="string" calcext:value-type="string">
            <text:p>32, 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)" office:value-type="string" office:string-value="1, 36" calcext:value-type="string">
            <text:p>1, 36</text:p>
          </table:table-cell>
          <table:table-cell table:style-name="ce8" office:value-type="string" calcext:value-type="string">
            <text:p>32, 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;[.$A$74])" office:value-type="string" office:string-value="1, 36, 70" calcext:value-type="string">
            <text:p>1, 36, 70</text:p>
          </table:table-cell>
          <table:table-cell table:style-name="ce8" office:value-type="string" calcext:value-type="string">
            <text:p>32, 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2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20" office:value-type="string" calcext:value-type="string">
            <text:p>32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4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;[.$A$12];[.$A$16])" office:value-type="string" office:string-value="5, 8, 12" calcext:value-type="string">
            <text:p>5, 8, 12</text:p>
          </table:table-cell>
          <table:table-cell table:style-name="ce20" office:value-type="string" calcext:value-type="string">
            <text:p>3, 1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2])" office:value-type="string" office:string-value="1, 78" calcext:value-type="string">
            <text:p>1, 7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2:.$A$83])" office:value-type="string" office:string-value="1, 78, 79" calcext:value-type="string">
            <text:p>1, 78, 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81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82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8" office:value-type="string" calcext:value-type="string">
            <text:p>83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7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2:.$A$84])" office:value-type="string" office:string-value="1, 78, 79, 80" calcext:value-type="string">
            <text:p>1, 78, 79, 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4</text:p>
          </table:table-cell>
          <table:table-cell table:style-name="ce21" office:value-type="string" calcext:value-type="string">
            <text:p>FORAGE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85</text:p>
          </table:table-cell>
          <table:table-cell table:style-name="ce22" office:value-type="string" calcext:value-type="string">
            <text:p>GOLD</text:p>
          </table:table-cell>
          <table:table-cell table:style-name="ce22"/>
          <table:table-cell table:style-name="ce58"/>
          <table:table-cell table:style-name="ce22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None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41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41" table:formula="of:=COM.MICROSOFT.TEXTJOIN(&quot;, &quot;;1;[.$A$5];[.$A$88])" office:value-type="string" office:string-value="1, 84" calcext:value-type="string">
            <text:p>1, 84</text:p>
          </table:table-cell>
          <table:table-cell table:style-name="ce22" office:value-type="string" calcext:value-type="string">
            <text:p>10, 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7" office:value-type="string" calcext:value-type="string">
            <text:p>86</text:p>
          </table:table-cell>
          <table:table-cell table:style-name="ce17" office:value-type="string" calcext:value-type="string">
            <text:p>STONE</text:p>
          </table:table-cell>
          <table:table-cell table:style-name="ce17" table:number-columns-repeated="3"/>
          <table:table-cell table:style-name="ce14" table:content-validation-name="val2" office:value-type="string" calcext:value-type="string">
            <text:p>Player Assigned Gaia Convertible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Tight</text:p>
          </table:table-cell>
          <table:table-cell table:style-name="ce14" table:content-validation-name="val6" office:value-type="string" calcext:value-type="string">
            <text:p>None</text:p>
          </table:table-cell>
          <table:table-cell table:style-name="ce17" table:number-columns-repeated="3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39" table:formula="of:=COM.MICROSOFT.TEXTJOIN(&quot;, &quot;;1;[.$A$5])" office:value-type="string" office:string-value="1" calcext:value-type="string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5];[.$A$88:.$A$89])" office:value-type="string" office:string-value="1, 84, 85" calcext:value-type="string">
            <text:p>1, 84, 85</text:p>
          </table:table-cell>
          <table:table-cell table:style-name="ce17" office:value-type="string" calcext:value-type="string">
            <text:p>6, 4, 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87</text:p>
          </table:table-cell>
          <table:table-cell table:style-name="ce21" office:value-type="string" calcext:value-type="string">
            <text:p>BOAR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8:.$A$90])" office:value-type="string" office:string-value="1, 84, 85, 86" calcext:value-type="string">
            <text:p>1, 84, 85, 86</text:p>
          </table:table-cell>
          <table:table-cell table:style-name="ce21" office:value-type="string" calcext:value-type="string">
            <text:p>8, 4, 4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8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;[.$A$77])" office:value-type="string" office:string-value="1, 6, 73" calcext:value-type="string">
            <text:p>1, 6, 73</text:p>
          </table:table-cell>
          <table:table-cell table:style-name="ce4" office:value-type="string" calcext:value-type="string">
            <text:p>26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office:value-type="string" calcext:value-type="string">
            <text:p>JUN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4" office:value-type="string" calcext:value-type="string">
            <text:p>14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7])" office:value-type="string" office:string-value="3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10])" office:value-type="string" office:string-value="6" calcext:value-type="string">
            <text:p>6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])" office:value-type="string" office:string-value="54" calcext:value-type="string">
            <text:p>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59])" office:value-type="string" office:string-value="54, 55" calcext:value-type="string">
            <text:p>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60])" office:value-type="string" office:string-value="54, 55, 56" calcext:value-type="string">
            <text:p>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0];[.$A$40])" office:value-type="string" office:string-value="6, 36" calcext:value-type="string">
            <text:p>6, 36</text:p>
          </table:table-cell>
          <table:table-cell table:style-name="ce9" office:value-type="string" calcext:value-type="string">
            <text:p>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BOAR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)" office:value-type="string" office:string-value="6, 36" calcext:value-type="string">
            <text:p>6, 36</text:p>
          </table:table-cell>
          <table:table-cell table:style-name="ce8" office:value-type="string" calcext:value-type="string">
            <text:p>4, 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DLC_WATERBUFFALO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2])" office:value-type="string" office:string-value="6, 36, 68" calcext:value-type="string">
            <text:p>6, 36, 68</text:p>
          </table:table-cell>
          <table:table-cell table:style-name="ce8" office:value-type="string" calcext:value-type="string">
            <text:p>4, 8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)" office:value-type="string" office:string-value="6, 36, 66" calcext:value-type="string">
            <text:p>6, 36, 66</text:p>
          </table:table-cell>
          <table:table-cell table:style-name="ce8" office:value-type="string" calcext:value-type="string">
            <text:p>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 ;[.$A$74])" office:value-type="string" office:string-value="6, 36, 66, 70" calcext:value-type="string">
            <text:p>6, 36, 66, 70</text:p>
          </table:table-cell>
          <table:table-cell table:style-name="ce8" office:value-type="string" calcext:value-type="string">
            <text:p>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;[.$A$76])" office:value-type="string" office:string-value="36, 72" calcext:value-type="string">
            <text:p>36, 72</text:p>
          </table:table-cell>
          <table:table-cell table:style-name="ce8" office:value-type="string" calcext:value-type="string">
            <text:p>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4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7" office:value-type="string" calcext:value-type="string">
            <text:p>7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87" office:value-type="string" calcext:value-type="string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6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87" office:value-type="string" calcext:value-type="string">
            <text:p>77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 office:value-type="string" calcext:value-type="string">
            <text:p>78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 office:value-type="string" calcext:value-type="string">
            <text:p>79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;[.$A$12];[.$A$16])" office:value-type="string" office:string-value="5, 8, 12" calcext:value-type="string">
            <text:p>5, 8, 12</text:p>
          </table:table-cell>
          <table:table-cell table:style-name="ce20" office:value-type="string" calcext:value-type="string">
            <text:p>3, 1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7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20:54:3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20:56:42.297000000</dc:date>
    <meta:editing-duration>P27DT18H25M33S</meta:editing-duration>
    <meta:editing-cycles>1465</meta:editing-cycles>
    <meta:generator>LibreOffice/7.1.3.2$Windows_X86_64 LibreOffice_project/47f78053abe362b9384784d31a6e56f8511eb1c1</meta:generator>
    <meta:document-statistic meta:table-count="2" meta:cell-count="2404" meta:object-count="0"/>
  </office:meta>
</office:document-meta>
</file>